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159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42mm" fo:break-before="auto" style:use-optimal-row-height="false"/>
    </style:style>
    <style:style style:name="ro4" style:family="table-row">
      <style:table-row-properties style:row-height="18.63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3"/>
        <table:table-column table:style-name="co3" table:default-cell-style-name="ce6"/>
        <table:table-column table:style-name="co4" table:number-columns-repeated="1020" table:default-cell-style-name="ce3"/>
        <table:table-row table:style-name="ro2">
          <table:table-cell table:style-name="ce1" office:value-type="string" calcext:value-type="string" table:number-columns-spanned="3" table:number-rows-spanned="1">
            <text:p>Best values</text:p>
          </table:table-cell>
          <table:covered-table-cell table:number-columns-repeated="2" table:style-name="ce2"/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Val Accuracy</text:p>
          </table:table-cell>
          <table:table-cell table:style-name="ce2" office:value-type="string" calcext:value-type="string">
            <text:p>Picture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float" office:value="47" calcext:value-type="float">
            <text:p>47,00</text:p>
          </table:table-cell>
          <table:table-cell table:style-name="ce4" office:value-type="float" office:value="50" calcext:value-type="float">
            <text:p>50,00</text:p>
          </table:table-cell>
          <table:table-cell office:value-type="string" calcext:value-type="string">
            <text:p>model = Sequential([</text:p>
            <text:p/>
            <text:p>    Conv2D(16, 3, padding='same', activation='relu', input_shape=(IMG_HEIGHT, IMG_WIDTH ,3)),</text:p>
            <text:p>    MaxPooling2D(),</text:p>
            <text:p/>
            <text:p>    Conv2D(32, 3, padding='same', activation='relu'),</text:p>
            <text:p>    MaxPooling2D(),</text:p>
            <text:p/>
            <text:p>    Conv2D(64, 3, padding='same', activation='relu'),</text:p>
            <text:p>    MaxPooling2D(),</text:p>
            <text:p/>
            <text:p>    Conv2D(128, 3, padding='same', activation='relu'),</text:p>
            <text:p>    MaxPooling2D(),</text:p>
            <text:p/>
            <text:p>    Conv2D(256, 3, padding='same', activation='relu'),</text:p>
            <text:p>    MaxPooling2D(),</text:p>
            <text:p/>
            <text:p>    Conv2D(512, 3, padding='same', activation='relu'),</text:p>
            <text:p>    MaxPooling2D(),</text:p>
            <text:p/>
            <text:p>    Flatten(),</text:p>
            <text:p/>
            <text:p>    Dense(512, activation='sigmoid'),</text:p>
            <text:p>    Dense(256, activation='relu'),</text:p>
            <text:p>    Dense(1, activation='sigmoid'),</text:p>
            <text:p>]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7/30</text:p>
          </table:table-cell>
          <table:table-cell office:value-type="float" office:value="94.76" calcext:value-type="float">
            <text:p>94,76</text:p>
          </table:table-cell>
          <table:table-cell office:value-type="float" office:value="76.9" calcext:value-type="float">
            <text:p>76,9</text:p>
          </table:table-cell>
          <table:table-cell office:value-type="string" calcext:value-type="string">
            <text:p>model = Sequential([</text:p>
            <text:p/>
            <text:p>    Conv2D(16, 3, padding='same', activation='relu', input_shape=(IMG_HEIGHT, IMG_WIDTH ,3)),</text:p>
            <text:p>    MaxPooling2D(),</text:p>
            <text:p/>
            <text:p>    Conv2D(32, 3, padding='same', activation='relu'),</text:p>
            <text:p>    MaxPooling2D(),</text:p>
            <text:p/>
            <text:p>    Conv2D(64, 3, padding='same', activation='relu'),</text:p>
            <text:p>    MaxPooling2D(),</text:p>
            <text:p/>
            <text:p>    Conv2D(128, 3, padding='same', activation='relu'),</text:p>
            <text:p>    MaxPooling2D(),</text:p>
            <text:p/>
            <text:p>    Conv2D(256, 3, padding='same', activation='relu'),</text:p>
            <text:p>    MaxPooling2D(),</text:p>
            <text:p/>
            <text:p>    Conv2D(512, 3, padding='same', activation='relu'),</text:p>
            <text:p>    MaxPooling2D(),</text:p>
            <text:p/>
            <text:p>    Flatten(),</text:p>
            <text:p/>
            <text:p>    Dense(256, activation='relu'),</text:p>
            <text:p>    # Dense(512, activation='sigmoid'),</text:p>
            <text:p>    # Dense(1, activation='sigmoid'),</text:p>
            <text:p>    Dense(1)</text:p>
            <text:p>]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-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Dense(256, activation='softmax'),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25/30</text:p>
          </table:table-cell>
          <table:table-cell office:value-type="float" office:value="99.52" calcext:value-type="float">
            <text:p>99,52</text:p>
          </table:table-cell>
          <table:table-cell office:value-type="float" office:value="79.13" calcext:value-type="float">
            <text:p>79,13</text:p>
          </table:table-cell>
          <table:table-cell office:value-type="string" calcext:value-type="string">
            <text:p>model = Sequential([</text:p>
            <text:p/>
            <text:p>    Conv2D(16, 3, padding='same', activation='relu', input_shape=(IMG_HEIGHT, IMG_WIDTH ,3)),</text:p>
            <text:p>    MaxPooling2D(),</text:p>
            <text:p/>
            <text:p>    Conv2D(32, 3, padding='same', activation='relu'),</text:p>
            <text:p>    MaxPooling2D(),</text:p>
            <text:p/>
            <text:p>    Conv2D(64, 3, padding='same', activation='relu'),</text:p>
            <text:p>    MaxPooling2D(),</text:p>
            <text:p/>
            <text:p>    Conv2D(128, 3, padding='same', activation='relu'),</text:p>
            <text:p>    MaxPooling2D(),</text:p>
            <text:p/>
            <text:p>    Conv2D(256, 3, padding='same', activation='relu'),</text:p>
            <text:p>    MaxPooling2D(),</text:p>
            <text:p/>
            <text:p>    Conv2D(512, 3, padding='same', activation='relu'),</text:p>
            <text:p>    MaxPooling2D(),</text:p>
            <text:p/>
            <text:p>    Flatten(),</text:p>
            <text:p/>
            <text:p>    # Dense(3072, activation='sigmoid'),</text:p>
            <text:p>    # Dense(512, activation='sigmoid'),</text:p>
            <text:p>    Dense(1)</text:p>
            <text:p>])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13:45:52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4M12S</meta:editing-duration>
    <meta:editing-cycles>15</meta:editing-cycles>
    <meta:generator>LibreOffice/5.1.6.2$Windows_x86 LibreOffice_project/07ac168c60a517dba0f0d7bc7540f5afa45f0909</meta:generator>
    <dc:date>2020-03-07T14:54:48.829000000</dc:date>
    <dc:creator>labrak yanis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